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3.531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/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10"/>
    <style:style style:name="ce17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s PCB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number-columns-repeated="3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<text:s/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 Parts</text:p>
          </table:table-cell>
          <table:table-cell table:style-name="Default" table:number-columns-repeated="3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 3232 CSE</text:p>
          </table:table-cell>
          <table:table-cell table:style-name="ce2" office:value-type="string" calcext:value-type="string">
            <text:p>RS232 level shifter</text:p>
          </table:table-cell>
          <table:table-cell table:style-name="ce2"/>
          <table:table-cell table:style-name="ce2" office:value-type="string" calcext:value-type="string">
            <text:p>SO-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X 3232 CSE</text:p>
          </table:table-cell>
          <table:table-cell table:style-name="ce4" office:value-type="currency" office:currency="EUR" office:value="2.1" calcext:value-type="currency">
            <text:p>2,10 €</text:p>
          </table:table-cell>
          <table:table-cell table:style-name="ce2" office:value-type="float" office:value="2" calcext:value-type="float">
            <text:p>2</text:p>
          </table:table-cell>
          <table:table-cell table:formula="of:=[.J4]*[.K4]" office:value-type="currency" office:currency="EUR" office:value="4.2" calcext:value-type="currency">
            <text:p>4,20 €</text:p>
          </table:table-cell>
          <table:table-cell table:number-columns-repeated="4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C1, C2, C3, C4, </text:p>
            <text:p>C5, C6, C7, C8, </text:p>
            <text:p>C9, C10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4KBCNNNC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76-1003-1-ND</text:p>
          </table:table-cell>
          <table:table-cell table:style-name="ce4" office:value-type="currency" office:currency="EUR" office:value="0.07" calcext:value-type="currency">
            <text:p>0,07 €</text:p>
          </table:table-cell>
          <table:table-cell table:style-name="ce2" office:value-type="float" office:value="10" calcext:value-type="float">
            <text:p>10</text:p>
          </table:table-cell>
          <table:table-cell table:formula="of:=[.J5]*[.K5]" office:value-type="currency" office:currency="EUR" office:value="0.7" calcext:value-type="currency">
            <text:p>0,70 €</text:p>
          </table:table-cell>
          <table:table-cell table:number-columns-repeated="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X1, X2, X3, X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555162-1</text:p>
          </table:table-cell>
          <table:table-cell table:style-name="ce2" office:value-type="string" calcext:value-type="string">
            <text:p>RJ45-Jacket</text:p>
          </table:table-cell>
          <table:table-cell table:style-name="ce2"/>
          <table:table-cell table:style-name="ce2" office:value-type="string" calcext:value-type="string">
            <text:p>custo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71-5555162-1</text:p>
          </table:table-cell>
          <table:table-cell table:style-name="ce4" office:value-type="currency" office:currency="EUR" office:value="1.27" calcext:value-type="currency">
            <text:p>1,27 €</text:p>
          </table:table-cell>
          <table:table-cell table:style-name="ce2" office:value-type="float" office:value="4" calcext:value-type="float">
            <text:p>4</text:p>
          </table:table-cell>
          <table:table-cell table:formula="of:=[.J6]*[.K6]" office:value-type="currency" office:currency="EUR" office:value="5.08" calcext:value-type="currency">
            <text:p>5,08 €</text:p>
          </table:table-cell>
          <table:table-cell table:number-columns-repeated="4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J1, J2</text:p>
          </table:table-cell>
          <table:table-cell/>
          <table:table-cell office:value-type="float" office:value="9900000736774" calcext:value-type="float">
            <text:p>9900000736774</text:p>
          </table:table-cell>
          <table:table-cell table:style-name="ce2" office:value-type="string" calcext:value-type="string">
            <text:p>socket strip</text:p>
          </table:table-cell>
          <table:table-cell table:style-name="ce2"/>
          <table:table-cell table:style-name="ce2" office:value-type="string" calcext:value-type="string">
            <text:p>1x20 2,54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 1X20G7 2,54</text:p>
          </table:table-cell>
          <table:table-cell table:style-name="ce4" office:value-type="currency" office:currency="EUR" office:value="1.06" calcext:value-type="currency">
            <text:p>1,06 €</text:p>
          </table:table-cell>
          <table:table-cell table:style-name="ce2" office:value-type="float" office:value="2" calcext:value-type="float">
            <text:p>2</text:p>
          </table:table-cell>
          <table:table-cell table:formula="of:=[.J7]*[.K7]" office:value-type="currency" office:currency="EUR" office:value="2.12" calcext:value-type="currency">
            <text:p>2,12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4232 USB-TTL Converter</text:p>
          </table:table-cell>
          <table:table-cell office:value-type="string" calcext:value-type="string">
            <text:p>Alixpress</text:p>
          </table:table-cell>
          <table:table-cell table:number-columns-repeated="6"/>
          <table:table-cell table:style-name="ce11" office:value-type="currency" office:currency="EUR" office:value="10.69" calcext:value-type="currency">
            <text:p>10,69 €</text:p>
          </table:table-cell>
          <table:table-cell table:style-name="ce14" office:value-type="float" office:value="1" calcext:value-type="float">
            <text:p>1</text:p>
          </table:table-cell>
          <table:table-cell table:formula="of:=[.J8]*[.K8]" office:value-type="currency" office:currency="EUR" office:value="10.69" calcext:value-type="currency">
            <text:p>10,69 €</text:p>
          </table:table-cell>
          <table:table-cell office:value-type="string" calcext:value-type="string">
            <text:p>https://de.aliexpress.com/item/1005001928940997.html?spm=a2g0o.productlist.main.7.53fa39deRoQQCf&amp;algo_pvid=cf2bc8fd-5c73-4e14-ad0e-c901701c1f4a&amp;algo_exp_id=cf2bc8fd-5c73-4e14-ad0e-c901701c1f4a-6&amp;pdp_ext_f=%7B%22order%22%3A%227%22%2C%22eval%22%3A%221%22%7D&amp;pdp_npi=6%40dis%21EUR%2114.25%2110.69%21%21%2116.22%2112.17%21%40211b61d017566524399245842ec3f3%2112000018135316958%21sea%21DE%21196356388%21X%211%210%21n_tag%3A-29919%3Bd%3A39b1b53f%3Bm03_new_user%3A-29895&amp;curPageLogUid=mFcxdsNxnEyo&amp;utparam-url=scene%3Asearch%7Cquery_from%3A%7Cx_object_id%3A1005001928940997%7C_p_origin_prod%3A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_RS232_Adaper_V2</text:p>
          </table:table-cell>
          <table:table-cell office:value-type="string" calcext:value-type="string">
            <text:p>Smart-Prototyping</text:p>
          </table:table-cell>
          <table:table-cell table:number-columns-repeated="6"/>
          <table:table-cell table:style-name="ce11" office:value-type="currency" office:currency="EUR" office:value="2" calcext:value-type="currency">
            <text:p>2,00 €</text:p>
          </table:table-cell>
          <table:table-cell table:style-name="ce14" office:value-type="float" office:value="1" calcext:value-type="float">
            <text:p>1</text:p>
          </table:table-cell>
          <table:table-cell table:formula="of:=[.J11]*[.K11]" office:value-type="currency" office:currency="EUR" office:value="2" calcext:value-type="currency">
            <text:p>2,00 €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Mechanical Parts</text:p>
          </table:table-cell>
          <table:table-cell table:number-columns-repeated="8"/>
          <table:table-cell table:style-name="ce15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USB_RS232_Adapter_V1-housing.stl</text:p>
          </table:table-cell>
          <table:table-cell office:value-type="string" calcext:value-type="string">
            <text:p>hubs.com</text:p>
          </table:table-cell>
          <table:table-cell table:style-name="ce1"/>
          <table:table-cell table:style-name="ce14" table:number-columns-repeated="5"/>
          <table:table-cell table:style-name="ce11" office:value-type="currency" office:currency="EUR" office:value="11.67" calcext:value-type="currency">
            <text:p>11,67 €</text:p>
          </table:table-cell>
          <table:table-cell table:style-name="ce14" office:value-type="float" office:value="1" calcext:value-type="float">
            <text:p>1</text:p>
          </table:table-cell>
          <table:table-cell table:formula="of:=[.J14]*[.K14]" office:value-type="currency" office:currency="EUR" office:value="11.67" calcext:value-type="currency">
            <text:p>11,67 €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USB_RS232_Adapter_V1-cap.stl</text:p>
          </table:table-cell>
          <table:table-cell office:value-type="string" calcext:value-type="string">
            <text:p>hubs.com</text:p>
          </table:table-cell>
          <table:table-cell table:style-name="ce1"/>
          <table:table-cell table:style-name="ce14" table:number-columns-repeated="5"/>
          <table:table-cell table:style-name="ce11" office:value-type="currency" office:currency="EUR" office:value="9.23" calcext:value-type="currency">
            <text:p>9,23 €</text:p>
          </table:table-cell>
          <table:table-cell table:style-name="ce14" office:value-type="float" office:value="1" calcext:value-type="float">
            <text:p>1</text:p>
          </table:table-cell>
          <table:table-cell table:formula="of:=[.J15]*[.K15]" office:value-type="currency" office:currency="EUR" office:value="9.23" calcext:value-type="currency">
            <text:p>9,23 €</text:p>
          </table:table-cell>
          <table:table-cell table:style-name="ce14"/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exagonal spacer bolt M3,</text:p>
            <text:p> Inner/inner, 8mm length</text:p>
          </table:table-cell>
          <table:table-cell office:value-type="string" calcext:value-type="string">
            <text:p>buerklin</text:p>
          </table:table-cell>
          <table:table-cell office:value-type="float" office:value="20080312" calcext:value-type="float">
            <text:p>20080312</text:p>
          </table:table-cell>
          <table:table-cell table:style-name="ce1" table:number-columns-repeated="4"/>
          <table:table-cell table:style-name="ce2" office:value-type="float" office:value="20080312" calcext:value-type="float">
            <text:p>20080312</text:p>
          </table:table-cell>
          <table:table-cell table:style-name="ce4" office:value-type="currency" office:currency="EUR" office:value="0.186" calcext:value-type="currency">
            <text:p>0,19 €</text:p>
          </table:table-cell>
          <table:table-cell table:style-name="ce2" office:value-type="float" office:value="4" calcext:value-type="float">
            <text:p>4</text:p>
          </table:table-cell>
          <table:table-cell table:formula="of:=[.J16]*[.K16]" office:value-type="currency" office:currency="EUR" office:value="0.744" calcext:value-type="currency">
            <text:p>0,74 €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exagonal spacer bolt M3, </text:p>
            <text:p> Inner/outer, 10mm bolt length, </text:p>
            <text:p>16mm overall length</text:p>
          </table:table-cell>
          <table:table-cell office:value-type="string" calcext:value-type="string">
            <text:p>buerklin</text:p>
          </table:table-cell>
          <table:table-cell office:value-type="float" office:value="971100321" calcext:value-type="float">
            <text:p>971100321</text:p>
          </table:table-cell>
          <table:table-cell table:style-name="ce2" table:number-columns-repeated="4"/>
          <table:table-cell table:style-name="ce2" office:value-type="float" office:value="971100321" calcext:value-type="float">
            <text:p>971100321</text:p>
          </table:table-cell>
          <table:table-cell table:style-name="ce4" office:value-type="currency" office:currency="EUR" office:value="0.32" calcext:value-type="currency">
            <text:p>0,32 €</text:p>
          </table:table-cell>
          <table:table-cell table:style-name="ce2" office:value-type="float" office:value="4" calcext:value-type="float">
            <text:p>4</text:p>
          </table:table-cell>
          <table:table-cell table:formula="of:=[.J17]*[.K17]" office:value-type="currency" office:currency="EUR" office:value="1.28" calcext:value-type="currency">
            <text:p>1,28 €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rx screw M3x6mm, countersunk head</text:p>
          </table:table-cell>
          <table:table-cell office:value-type="string" calcext:value-type="string">
            <text:p>screwsandmore</text:p>
          </table:table-cell>
          <table:table-cell office:value-type="string" calcext:value-type="string">
            <text:p>965236TX_558</text:p>
          </table:table-cell>
          <table:table-cell table:style-name="ce2" table:number-columns-repeated="4"/>
          <table:table-cell table:style-name="ce2" office:value-type="string" calcext:value-type="string">
            <text:p>965236TX_558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1" calcext:value-type="float">
            <text:p>1</text:p>
          </table:table-cell>
          <table:table-cell table:formula="of:=[.J18]*[.K18]" office:value-type="currency" office:currency="EUR" office:value="3.99" calcext:value-type="currency">
            <text:p>3,99 €</text:p>
          </table:table-cell>
          <table:table-cell table:style-name="ce2" office:value-type="string" calcext:value-type="string">
            <text:p>(4 necessary, but sold in 50-pack)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rx screw M3x14mm, countersunk head</text:p>
          </table:table-cell>
          <table:table-cell office:value-type="string" calcext:value-type="string">
            <text:p>screwsandmore</text:p>
          </table:table-cell>
          <table:table-cell office:value-type="string" calcext:value-type="string">
            <text:p>9652314TX_4170</text:p>
          </table:table-cell>
          <table:table-cell table:style-name="ce2" table:number-columns-repeated="4"/>
          <table:table-cell table:style-name="ce2" office:value-type="string" calcext:value-type="string">
            <text:p>9652314TX_4170</text:p>
          </table:table-cell>
          <table:table-cell table:style-name="ce14" office:value-type="float" office:value="4.69" calcext:value-type="float">
            <text:p>4,69</text:p>
          </table:table-cell>
          <table:table-cell table:style-name="ce14" office:value-type="float" office:value="1" calcext:value-type="float">
            <text:p>1</text:p>
          </table:table-cell>
          <table:table-cell table:formula="of:=[.J19]*[.K19]" office:value-type="currency" office:currency="EUR" office:value="4.69" calcext:value-type="currency">
            <text:p>4,69 €</text:p>
          </table:table-cell>
          <table:table-cell table:style-name="ce2" office:value-type="string" calcext:value-type="string">
            <text:p>(4 necessary, but sold in 50-pack)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7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ce11" table:formula="of:=SUM([.L2:.L19])" office:value-type="currency" office:currency="EUR" office:value="56.394" calcext:value-type="currency">
            <text:p>56,39 €</text:p>
          </table:table-cell>
          <table:table-cell/>
          <table:table-cell table:style-name="Default" table:number-columns-repeated="3"/>
        </table:table-row>
      </table:table>
      <table:table table:name="Mechanical Parts" table:style-name="ta1">
        <table:table-column table:style-name="co8" table:default-cell-style-name="Default"/>
        <table:table-column table:style-name="co10" table:default-cell-style-name="ce14"/>
        <table:table-column table:style-name="co11" table:default-cell-style-name="ce2"/>
        <table:table-column table:style-name="co11" table:default-cell-style-name="ce14"/>
        <table:table-column table:style-name="co8" table:default-cell-style-name="ce11"/>
        <table:table-column table:style-name="co12" table:default-cell-style-name="ce14"/>
        <table:table-column table:style-name="co8" table:default-cell-style-name="ce11"/>
        <table:table-column table:style-name="co13" table:default-cell-style-name="ce14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untersunk screw M3x14</text:p>
          </table:table-cell>
          <table:table-cell office:value-type="string" calcext:value-type="string">
            <text:p>9652314TX_4170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[.E2]*[.F2]" office:value-type="currency" office:currency="EUR" office:value="0.4" calcext:value-type="currency">
            <text:p>0,40 €</text:p>
          </table:table-cell>
          <table:table-cell table:number-columns-repeated="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Countersunk screw M3x6</text:p>
          </table:table-cell>
          <table:table-cell office:value-type="string" calcext:value-type="string">
            <text:p>965236TX_558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4" calcext:value-type="float">
            <text:p>4</text:p>
          </table:table-cell>
          <table:table-cell table:formula="of:=[.E3]*[.F3]" office:value-type="currency" office:currency="EUR" office:value="0.32" calcext:value-type="currency">
            <text:p>0,32 €</text:p>
          </table:table-cell>
          <table:table-cell table:number-columns-repeated="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standoff M3x10 inner / outer</text:p>
          </table:table-cell>
          <table:table-cell office:value-type="string" calcext:value-type="string">
            <text:p>H1202 ST ZN M3X10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4" calcext:value-type="float">
            <text:p>4</text:p>
          </table:table-cell>
          <table:table-cell table:formula="of:=[.E4]*[.F4]" office:value-type="currency" office:currency="EUR" office:value="1.2" calcext:value-type="currency">
            <text:p>1,20 €</text:p>
          </table:table-cell>
          <table:table-cell table:number-columns-repeated="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standoff M3x8 inner / outer</text:p>
          </table:table-cell>
          <table:table-cell office:value-type="string" calcext:value-type="string">
            <text:p>18H2456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4" calcext:value-type="float">
            <text:p>4</text:p>
          </table:table-cell>
          <table:table-cell table:formula="of:=[.E5]*[.F5]" office:value-type="currency" office:currency="EUR" office:value="0.8" calcext:value-type="currency">
            <text:p>0,80 €</text:p>
          </table:table-cell>
          <table:table-cell table:number-columns-repeated="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housing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cap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FT4232</text:p>
          </table:table-cell>
          <table:table-cell table:style-name="ce14"/>
          <table:table-cell office:value-type="string" calcext:value-type="string">
            <text:p>aliexpress.com</text:p>
          </table:table-cell>
          <table:table-cell office:value-type="currency" office:currency="EUR" office:value="12.54" calcext:value-type="currency">
            <text:p>12,54 €</text:p>
          </table:table-cell>
          <table:table-cell office:value-type="float" office:value="1" calcext:value-type="float">
            <text:p>1</text:p>
          </table:table-cell>
          <table:table-cell table:formula="of:=[.E8]*[.F8]" office:value-type="currency" office:currency="EUR" office:value="12.54" calcext:value-type="currency">
            <text:p>12,54 €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/>
          <table:table-cell table:formula="of:=SUM([.G2:.G8])" office:value-type="currency" office:currency="EUR" office:value="15.26" calcext:value-type="currency">
            <text:p>15,26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FT4232 link: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https://www.aliexpress.com/item/1005001928940997.html?spm=a2g0o.order_list.order_list_main.5.21ef1802W8zwy7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5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 table:style-name="ce17"/>
          <table:table-cell table:style-name="ce2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53:32.848269759</meta:creation-date>
    <meta:generator>LibreOffice/7.4.7.2$Linux_AARCH64 LibreOffice_project/40$Build-2</meta:generator>
    <dc:date>2025-08-31T17:08:42.586896557</dc:date>
    <meta:editing-duration>PT2H16M46S</meta:editing-duration>
    <meta:editing-cycles>14</meta:editing-cycles>
    <meta:document-statistic meta:table-count="2" meta:cell-count="171" meta:object-count="0"/>
  </office:meta>
</office:document-meta>
</file>